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proxima-nova" svg:font-family="proxima-no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3dd508" officeooo:paragraph-rsid="003dd508"/>
    </style:style>
    <style:style style:name="P2" style:family="paragraph" style:parent-style-name="Heading_20_2">
      <style:text-properties officeooo:rsid="001cd134" officeooo:paragraph-rsid="001cd134"/>
    </style:style>
    <style:style style:name="P3" style:family="paragraph" style:parent-style-name="Text_20_body">
      <style:text-properties officeooo:rsid="001afee3" officeooo:paragraph-rsid="0020580f"/>
    </style:style>
    <style:style style:name="P4" style:family="paragraph" style:parent-style-name="Text_20_body">
      <style:text-properties officeooo:rsid="001cd134" officeooo:paragraph-rsid="001cd134"/>
    </style:style>
    <style:style style:name="P5" style:family="paragraph" style:parent-style-name="Text_20_body" style:list-style-name="L2">
      <style:text-properties officeooo:rsid="001cd134" officeooo:paragraph-rsid="001cd134"/>
    </style:style>
    <style:style style:name="P6" style:family="paragraph" style:parent-style-name="Text_20_body" style:list-style-name="L2">
      <style:text-properties officeooo:rsid="0020580f" officeooo:paragraph-rsid="0020580f"/>
    </style:style>
    <style:style style:name="P7" style:family="paragraph" style:parent-style-name="Text_20_body" style:list-style-name="L4">
      <style:text-properties officeooo:paragraph-rsid="0020580f"/>
    </style:style>
    <style:style style:name="P8" style:family="paragraph" style:parent-style-name="Text_20_body" style:list-style-name="L6">
      <style:text-properties officeooo:paragraph-rsid="00237f0f"/>
    </style:style>
    <style:style style:name="P9" style:family="paragraph" style:parent-style-name="Text_20_body" style:list-style-name="L6">
      <style:text-properties officeooo:paragraph-rsid="0023accc"/>
    </style:style>
    <style:style style:name="P10" style:family="paragraph" style:parent-style-name="Text_20_body" style:list-style-name="L7"/>
    <style:style style:name="P11" style:family="paragraph" style:parent-style-name="Text_20_body" style:list-style-name="L7">
      <style:text-properties officeooo:rsid="0034c202" officeooo:paragraph-rsid="0034c202"/>
    </style:style>
    <style:style style:name="P12" style:family="paragraph" style:parent-style-name="Text_20_body" style:list-style-name="L4">
      <style:text-properties officeooo:rsid="003bcddd" officeooo:paragraph-rsid="003bcddd"/>
    </style:style>
    <style:style style:name="P13" style:family="paragraph" style:parent-style-name="Text_20_body" style:list-style-name="L8">
      <style:text-properties officeooo:rsid="003ffdf8" officeooo:paragraph-rsid="003ffdf8"/>
    </style:style>
    <style:style style:name="P14" style:family="paragraph" style:parent-style-name="Text_20_body">
      <style:text-properties officeooo:rsid="0040dbe5" officeooo:paragraph-rsid="0040dbe5"/>
    </style:style>
    <style:style style:name="P15" style:family="paragraph" style:parent-style-name="Text_20_body" style:list-style-name="L8">
      <style:text-properties officeooo:rsid="0040dbe5" officeooo:paragraph-rsid="0040dbe5"/>
    </style:style>
    <style:style style:name="P16" style:family="paragraph" style:parent-style-name="Text_20_body" style:list-style-name="L8">
      <style:text-properties officeooo:rsid="0041136e" officeooo:paragraph-rsid="0041136e"/>
    </style:style>
    <style:style style:name="P17" style:family="paragraph" style:parent-style-name="Text_20_body" style:list-style-name="L7" style:master-page-name="">
      <loext:graphic-properties draw:fill="none"/>
      <style:paragraph-properties fo:margin-left="0.5in" fo:margin-right="0in" fo:margin-top="0in" fo:margin-bottom="0.0972in" loext:contextual-spacing="false" fo:line-height="115%" fo:text-indent="-0.25in" style:auto-text-indent="false" style:page-number="auto" fo:background-color="transparent"/>
      <style:text-properties officeooo:rsid="0038eee2" officeooo:paragraph-rsid="0038eee2"/>
    </style:style>
    <style:style style:name="T1" style:family="text">
      <style:text-properties officeooo:rsid="001afee3"/>
    </style:style>
    <style:style style:name="T2" style:family="text">
      <style:text-properties officeooo:rsid="00237f0f"/>
    </style:style>
    <style:style style:name="T3" style:family="text">
      <style:text-properties fo:font-variant="normal" fo:text-transform="none" fo:color="#000000" style:font-name="Arial" fo:font-size="11.25pt" fo:letter-spacing="normal" fo:font-style="normal" fo:font-weight="normal" officeooo:rsid="0023accc"/>
    </style:style>
    <style:style style:name="T4" style:family="text">
      <style:text-properties fo:font-variant="normal" fo:text-transform="none" fo:color="#000000" style:font-name="Arial" fo:font-size="11.25pt" fo:letter-spacing="normal" fo:font-style="normal" fo:font-weight="normal" officeooo:rsid="0032549c"/>
    </style:style>
    <style:style style:name="T5" style:family="text">
      <style:text-properties fo:font-variant="normal" fo:text-transform="none" fo:color="#000000" style:font-name="Arial" fo:font-size="11.25pt" fo:letter-spacing="normal" fo:font-style="normal" fo:font-weight="normal" officeooo:rsid="003325b1"/>
    </style:style>
    <style:style style:name="T6" style:family="text">
      <style:text-properties officeooo:rsid="0038ee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ustomer-Portal Mapss</text:h>
      <text:h text:style-name="Heading_20_2" text:outline-level="2">Cron jobs</text:h>
      <text:p text:style-name="P14">This class auto track carrier and log the orders tracking info into .log files. Also allows a quick glance to see when the last time tracking updates ran. </text:p>
      <text:list xml:id="list641227629" text:style-name="L8">
        <text:list-item>
          <text:p text:style-name="P13">create_directory</text:p>
          <text:list>
            <text:list-item>
              <text:p text:style-name="P15">Create directory for logging purpose </text:p>
            </text:list-item>
          </text:list>
        </text:list-item>
        <text:list-item>
          <text:p text:style-name="P13">setup_logging_file</text:p>
          <text:list>
            <text:list-item>
              <text:p text:style-name="P15">Log carrier to their own log files as there are multiple carriers</text:p>
            </text:list-item>
          </text:list>
        </text:list-item>
        <text:list-item>
          <text:p text:style-name="P15">update_did_it_work_txt_file</text:p>
          <text:list>
            <text:list-item>
              <text:p text:style-name="P15">Allow a quick glance to see when the last time tracking updated ran</text:p>
            </text:list-item>
          </text:list>
        </text:list-item>
        <text:list-item>
          <text:p text:style-name="P16">get_lock</text:p>
          <text:list>
            <text:list-item>
              <text:p text:style-name="P16">Create a socket file with carrier name to indicate if this tracking process is currently running.</text:p>
            </text:list-item>
          </text:list>
        </text:list-item>
      </text:list>
      <text:h text:style-name="Heading_20_1" text:outline-level="1">Introduction to Optical Character Recognition</text:h>
      <text:h text:style-name="P2" text:outline-level="2">Pillow</text:h>
      <text:p text:style-name="P4">Pillow offers several standard procedure for image manipulation.</text:p>
      <text:list xml:id="list1346142539" text:style-name="L2">
        <text:list-item>
          <text:p text:style-name="P5">Per-pixel manipulation</text:p>
        </text:list-item>
        <text:list-item>
          <text:p text:style-name="P5">masking and transparency handling</text:p>
        </text:list-item>
        <text:list-item>
          <text:p text:style-name="P5">image filtering, blurring, contouring, smoothing, and edge finding</text:p>
        </text:list-item>
        <text:list-item>
          <text:p text:style-name="P5">image enhancing and adding text to image</text:p>
        </text:list-item>
        <text:list-item>
          <text:p text:style-name="P6">from PIL import Image</text:p>
        </text:list-item>
      </text:list>
      <text:h text:style-name="Heading_20_2" text:outline-level="2">Tesseract</text:h>
      <text:p text:style-name="P3">Optical recognition tool for python. That is, it will recognize and “read” the text embedded in images.</text:p>
      <text:list xml:id="list2092921387" text:style-name="L4">
        <text:list-item>
          <text:p text:style-name="P7"><text:span text:style-name="T1">pytesseract.image_to_string</text:span></text:p>
        </text:list-item>
        <text:list-item>
          <text:p text:style-name="P12">Extract text from the image<text:tab/></text:p>
        </text:list-item>
      </text:list>
      <text:h text:style-name="Heading_20_2" text:outline-level="2">OpenCV</text:h>
      <text:h text:style-name="Heading_20_3" text:outline-level="3">Canny Edge Detection</text:h>
      <text:list xml:id="list3958232626" text:style-name="L6">
        <text:list-item>
          <text:p text:style-name="P8"><text:span text:style-name="T2">cv2.Canny(img, </text:span><text:span text:style-name="T3">100, 200)</text:span></text:p>
        </text:list-item>
        <text:list-item>
          <text:p text:style-name="P9"><text:soft-page-break/><text:span text:style-name="T3">second and third parameters: threshold for the hysteresis procedure. </text:span><text:span text:style-name="T4">(lower, upper</text:span><text:span text:style-name="T5">)</text:span></text:p>
        </text:list-item>
      </text:list>
      <text:h text:style-name="Heading_20_3" text:outline-level="3">Gaussian Filter</text:h>
      <text:list xml:id="list605902522" text:style-name="L7">
        <text:list-item>
          <text:p text:style-name="P10">It replaces every element of the input signal with a weighted average of its neighborhood. This causes blurring.</text:p>
        </text:list-item>
        <text:list-item>
          <text:p text:style-name="P11">First we create a averaging filte<text:span text:style-name="T6">r. Sum all the value of pixels and divide each value with the sum.</text:span></text:p>
        </text:list-item>
        <text:list-item>
          <text:p text:style-name="P17">Move the filter on the image, take the average and replace the central pixel with the new average valu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proxima-nova" svg:font-family="proxima-no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3T15:18:12.833506855</meta:creation-date>
    <dc:date>2020-06-03T19:52:57.670465725</dc:date>
    <meta:editing-duration>PT2H12M47S</meta:editing-duration>
    <meta:editing-cycles>16</meta:editing-cycles>
    <meta:generator>LibreOffice/6.4.2.2$Linux_X86_64 LibreOffice_project/40$Build-2</meta:generator>
    <meta:document-statistic meta:table-count="0" meta:image-count="0" meta:object-count="0" meta:page-count="2" meta:paragraph-count="31" meta:word-count="241" meta:character-count="1467" meta:non-whitespace-character-count="1274"/>
  </office:meta>
</office:document-meta>
</file>